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77d10" officeooo:paragraph-rsid="00177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Veronika decides </text:p>
      <text:p text:style-name="P1">to liv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47:58.141119481</meta:creation-date>
    <dc:date>2025-11-17T12:50:28.681695396</dc:date>
    <meta:editing-duration>PT2M32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1"/>
    <meta:generator>LibreOffice/24.2.7.2$Linux_X86_64 LibreOffice_project/420$Build-2</meta:generator>
  </office:meta>
</office:document-meta>
</file>